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0d18" officeooo:paragraph-rsid="00010d18"/>
    </style:style>
    <style:style style:name="P2" style:family="paragraph" style:parent-style-name="Heading_20_3">
      <style:text-properties officeooo:rsid="00015344" officeooo:paragraph-rsid="00010d18"/>
    </style:style>
    <style:style style:name="P3" style:family="paragraph" style:parent-style-name="Heading_20_3">
      <style:paragraph-properties fo:break-before="page"/>
      <style:text-properties officeooo:rsid="00015344" officeooo:paragraph-rsid="00015344"/>
    </style:style>
    <style:style style:name="P4" style:family="paragraph" style:parent-style-name="Heading_20_3">
      <style:text-properties officeooo:rsid="00015344" officeooo:paragraph-rsid="00015344"/>
    </style:style>
    <style:style style:name="P5" style:family="paragraph" style:parent-style-name="Standard">
      <style:text-properties officeooo:rsid="00010d18" officeooo:paragraph-rsid="00010d18"/>
    </style:style>
    <style:style style:name="P6" style:family="paragraph" style:parent-style-name="Standard">
      <style:text-properties officeooo:rsid="00015344" officeooo:paragraph-rsid="00010d18"/>
    </style:style>
    <style:style style:name="P7" style:family="paragraph" style:parent-style-name="Standard">
      <style:text-properties officeooo:rsid="00015344" officeooo:paragraph-rsid="00015344"/>
    </style:style>
    <style:style style:name="P8" style:family="paragraph" style:parent-style-name="Standard">
      <style:text-properties officeooo:paragraph-rsid="0002dd4a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break-before="pag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break-before="pag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break-before="page"/>
    </style:style>
    <style:style style:name="P15" style:family="paragraph" style:parent-style-name="Text_20_body" style:list-style-name="">
      <style:paragraph-properties fo:line-height="115%"/>
    </style:style>
    <style:style style:name="P16" style:family="paragraph" style:parent-style-name="Text_20_body">
      <style:text-properties officeooo:rsid="00015344" officeooo:paragraph-rsid="00015344"/>
    </style:style>
    <style:style style:name="P17" style:family="paragraph" style:parent-style-name="Text_20_body">
      <style:text-properties officeooo:rsid="00015344" officeooo:paragraph-rsid="00010d18"/>
    </style:style>
    <style:style style:name="P18" style:family="paragraph" style:parent-style-name="Text_20_body" style:list-style-name="L4"/>
    <style:style style:name="P19" style:family="paragraph" style:parent-style-name="Text_20_body" style:list-style-name="L4">
      <style:paragraph-properties fo:break-before="page"/>
    </style:style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T1" style:family="text">
      <style:text-properties officeooo:rsid="00015344"/>
    </style:style>
    <style:style style:name="T2" style:family="text">
      <style:text-properties officeooo:rsid="0002dd4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 31.07. U<text:span text:style-name="T2">se C</text:span>ase </text:p>
      <text:p text:style-name="P1"/>
      <text:h text:style-name="P2" text:outline-level="3">Use Case: Bibliotheksverwaltungssystem</text:h>
      <text:list text:style-name="L5">
        <text:list-item>
          <text:p text:style-name="P20"><text:span text:style-name="Strong_20_Emphasis">Use Case Name:</text:span> Medium ausleihen</text:p>
        </text:list-item>
        <text:list-item>
          <text:p text:style-name="P20"><text:span text:style-name="Strong_20_Emphasis">Akteure:</text:span> Nutzer, Bibliothekssystem</text:p>
        </text:list-item>
        <text:list-item>
          <text:p text:style-name="P20"><text:span text:style-name="Strong_20_Emphasis">Ziel:</text:span> Ein Nutzer leiht ein Buch oder ein anderes Medium aus.</text:p>
        </text:list-item>
        <text:list-item>
          <text:p text:style-name="P20"><text:span text:style-name="Strong_20_Emphasis">Vorbedingungen:</text:span></text:p>
          <text:list>
            <text:list-item>
              <text:p text:style-name="P20">Der Nutzer hat einen gültigen Bibliotheksausweis.</text:p>
            </text:list-item>
            <text:list-item>
              <text:p text:style-name="P20">Das Nutzerkonto ist nicht gesperrt.</text:p>
            </text:list-item>
            <text:list-item>
              <text:p text:style-name="P20">Das Medium ist als "verfügbar" markiert.</text:p>
            </text:list-item>
          </text:list>
        </text:list-item>
        <text:list-item>
          <text:p text:style-name="P20"><text:span text:style-name="Strong_20_Emphasis">Nachbedingungen:</text:span></text:p>
          <text:list>
            <text:list-item>
              <text:p text:style-name="P20">Der Status des Mediums ist auf "ausgeliehen" gesetzt und mit dem Nutzerkonto verknüpft.</text:p>
            </text:list-item>
            <text:list-item>
              <text:p text:style-name="P20">Die Leihfrist ist im System hinterlegt.</text:p>
            </text:list-item>
            <text:list-item>
              <text:p text:style-name="P20">Die Diebstahlsicherung des Mediums ist deaktiviert.</text:p>
            </text:list-item>
          </text:list>
        </text:list-item>
        <text:list-item>
          <text:p text:style-name="P20"><text:span text:style-name="Strong_20_Emphasis">Hauptablauf:</text:span></text:p>
          <text:list>
            <text:list-item>
              <text:p text:style-name="P20">Der Nutzer geht mit dem Medium zum Selbstverbuchungsterminal.</text:p>
            </text:list-item>
            <text:list-item>
              <text:p text:style-name="P20">Der Nutzer scannt seinen Ausweis zur Identifikation.</text:p>
            </text:list-item>
            <text:list-item>
              <text:p text:style-name="P20">Das System prüft das Konto.</text:p>
            </text:list-item>
            <text:list-item>
              <text:p text:style-name="P20">Der Nutzer scannt den Barcode des Mediums.</text:p>
            </text:list-item>
            <text:list-item>
              <text:p text:style-name="P20">Das System verbucht das Medium auf das Konto.</text:p>
            </text:list-item>
            <text:list-item>
              <text:p text:style-name="P20">Das System zeigt eine Bestätigung an und beendet den Vorgang.</text:p>
            </text:list-item>
          </text:list>
        </text:list-item>
        <text:list-item>
          <text:p text:style-name="P20"><text:span text:style-name="Strong_20_Emphasis">Alternativabläufe:</text:span></text:p>
          <text:list>
            <text:list-item>
              <text:p text:style-name="P20"><text:span text:style-name="Strong_20_Emphasis">A1: Ausleihe an der Theke.</text:span> Ein Mitarbeiter führt die Schritte manuell durch.</text:p>
            </text:list-item>
            <text:list-item>
              <text:p text:style-name="P20"><text:span text:style-name="Strong_20_Emphasis">A2: Mehrere Medien ausleihen.</text:span> Der Nutzer scannt einfach nacheinander weitere Medien, bevor er den Vorgang abschließt.</text:p>
            </text:list-item>
          </text:list>
        </text:list-item>
        <text:list-item>
          <text:p text:style-name="P20"><text:span text:style-name="Strong_20_Emphasis">Ausnahmen:</text:span></text:p>
          <text:list>
            <text:list-item>
              <text:p text:style-name="P20"><text:span text:style-name="Strong_20_Emphasis">E1: Nutzerkonto gesperrt.</text:span> Das System verweigert die Ausleihe und zeigt eine Fehlermeldung.</text:p>
            </text:list-item>
            <text:list-item>
              <text:p text:style-name="P20"><text:span text:style-name="Strong_20_Emphasis">E2: Medium nicht ausleihbar.</text:span> Das System meldet, dass es sich um ein Präsenzexemplar handelt.</text:p>
            </text:list-item>
            <text:list-item>
              <text:p text:style-name="P20"><text:span text:style-name="Strong_20_Emphasis">E3: System offline.</text:span> Das Terminal ist außer Betrieb und zeigt eine Störungsmeldung an.</text:p>
            </text:list-item>
          </text:list>
        </text:list-item>
      </text:list>
      <text:p text:style-name="P17"/>
      <text:h text:style-name="P3" text:outline-level="3">Use Case: Essensbestellungs-App</text:h>
      <text:list text:style-name="L6">
        <text:list-item>
          <text:p text:style-name="P21"><text:span text:style-name="Strong_20_Emphasis">Use Case Name:</text:span> Essen zur Lieferung bestellen</text:p>
        </text:list-item>
        <text:list-item>
          <text:p text:style-name="P21"><text:span text:style-name="Strong_20_Emphasis">Akteure:</text:span> Kunde, Restaurant-System, Zahlungsanbieter</text:p>
        </text:list-item>
        <text:list-item>
          <text:p text:style-name="P21"><text:span text:style-name="Strong_20_Emphasis">Ziel:</text:span> Der Kunde bestellt Gerichte bei einem Restaurant zur Lieferung.</text:p>
        </text:list-item>
        <text:list-item>
          <text:p text:style-name="P21"><text:span text:style-name="Strong_20_Emphasis">Vorbedingungen:</text:span></text:p>
          <text:list>
            <text:list-item>
              <text:p text:style-name="P21">Der Kunde ist in der App eingeloggt.</text:p>
            </text:list-item>
            <text:list-item>
              <text:p text:style-name="P21">Das Restaurant ist geöffnet und lieferbereit.</text:p>
            </text:list-item>
            <text:list-item>
              <text:p text:style-name="P21">Eine gültige Lieferadresse ist vorhanden.</text:p>
            </text:list-item>
          </text:list>
        </text:list-item>
        <text:list-item>
          <text:p text:style-name="P21"><text:span text:style-name="Strong_20_Emphasis">Nachbedingungen:</text:span></text:p>
          <text:list>
            <text:list-item>
              <text:p text:style-name="P21">Die Bestellung ist im Restaurant-System eingegangen.</text:p>
            </text:list-item>
            <text:list-item>
              <text:p text:style-name="P21">Die Zahlung ist erfolgreich abgeschlossen.</text:p>
            </text:list-item>
            <text:list-item>
              <text:p text:style-name="P21">Der Kunde hat eine Bestellbestätigung erhalten.</text:p>
            </text:list-item>
          </text:list>
        </text:list-item>
        <text:list-item>
          <text:p text:style-name="P21"><text:span text:style-name="Strong_20_Emphasis">Hauptablauf:</text:span></text:p>
          <text:list>
            <text:list-item>
              <text:p text:style-name="P21">Der Kunde wählt ein Restaurant und Gerichte aus.</text:p>
            </text:list-item>
            <text:list-item>
              <text:p text:style-name="P21">Der Kunde legt die Gerichte in den Warenkorb.</text:p>
            </text:list-item>
            <text:list-item>
              <text:p text:style-name="P21">Der Kunde geht zur Kasse, prüft Adresse und Bestellung.</text:p>
            </text:list-item>
            <text:list-item>
              <text:p text:style-name="P21">Der Kunde wählt eine Zahlungsmethode aus.</text:p>
            </text:list-item>
            <text:list-item>
              <text:p text:style-name="P21">Der Kunde schließt die Bestellung zahlungspflichtig ab.</text:p>
            </text:list-item>
            <text:list-item>
              <text:p text:style-name="P21">Das System verarbeitet die Zahlung.</text:p>
            </text:list-item>
            <text:list-item>
              <text:p text:style-name="P21">Das System sendet die Bestellung an das Restaurant.</text:p>
            </text:list-item>
            <text:list-item>
              <text:p text:style-name="P21">Der Kunde erhält eine Bestätigung in der App.</text:p>
            </text:list-item>
          </text:list>
        </text:list-item>
        <text:list-item>
          <text:p text:style-name="P21"><text:span text:style-name="Strong_20_Emphasis">Alternativabläufe:</text:span></text:p>
          <text:list>
            <text:list-item>
              <text:p text:style-name="P21"><text:span text:style-name="Strong_20_Emphasis">A1: Gutschein einlösen.</text:span> Der Kunde gibt vor der Zahlung einen Code ein, der den Preis reduziert.</text:p>
            </text:list-item>
            <text:list-item>
              <text:p text:style-name="P21"><text:span text:style-name="Strong_20_Emphasis">A2: Bestellung zur Abholung.</text:span> Der Kunde wählt "Abholung", wodurch die Lieferkosten entfallen.</text:p>
            </text:list-item>
          </text:list>
        </text:list-item>
        <text:list-item>
          <text:p text:style-name="P21"><text:span text:style-name="Strong_20_Emphasis">Ausnahmen:</text:span></text:p>
          <text:list>
            <text:list-item>
              <text:p text:style-name="P21"><text:span text:style-name="Strong_20_Emphasis">E1: Zahlung fehlgeschlagen.</text:span> Der Kunde wird informiert und kann eine andere Zahlungsmethode wählen. Die Bestellung wird nicht übermittelt.</text:p>
            </text:list-item>
            <text:list-item>
              <text:p text:style-name="P21"><text:span text:style-name="Strong_20_Emphasis">E2: Gericht nicht verfügbar.</text:span> Das System informiert den Kunden, bevor die Bestellung abgeschlossen wird, und bittet ihn, den Warenkorb anzupassen.</text:p>
            </text:list-item>
            <text:list-item>
              <text:p text:style-name="P21"><text:span text:style-name="Strong_20_Emphasis">E3: Restaurant überlastet.</text:span> Das Restaurant lehnt die Bestellung ab. Die Zahlung wird storniert und der Kunde benachrichtigt.</text:p>
            </text:list-item>
          </text:list>
        </text:list-item>
      </text:list>
      <text:h text:style-name="P4" text:outline-level="3"><text:soft-page-break/>Use Case: Event-Management-Plattform</text:h>
      <text:list text:style-name="L4">
        <text:list-item>
          <text:p text:style-name="P18"><text:span text:style-name="Strong_20_Emphasis">Use Case Name:</text:span> Ticket für Veranstaltung kaufen</text:p>
        </text:list-item>
        <text:list-item>
          <text:p text:style-name="P18"><text:span text:style-name="Strong_20_Emphasis">Akteure:</text:span> Besucher, System, Zahlungsanbieter</text:p>
        </text:list-item>
        <text:list-item>
          <text:p text:style-name="P18"><text:span text:style-name="Strong_20_Emphasis">Ziel:</text:span> Ein Besucher kauft online Tickets für eine Veranstaltung.</text:p>
        </text:list-item>
        <text:list-item>
          <text:p text:style-name="P18"><text:span text:style-name="Strong_20_Emphasis">Vorbedingungen:</text:span></text:p>
          <text:list>
            <text:list-item>
              <text:p text:style-name="P18">Der Besucher ist auf der Event-Detailseite.</text:p>
            </text:list-item>
            <text:list-item>
              <text:p text:style-name="P18">Der Ticketverkauf für das Event ist aktiv.</text:p>
            </text:list-item>
            <text:list-item>
              <text:p text:style-name="P18">Es sind noch Tickets in der gewünschten Kategorie frei.</text:p>
            </text:list-item>
          </text:list>
        </text:list-item>
        <text:list-item>
          <text:p text:style-name="P18"><text:span text:style-name="Strong_20_Emphasis">Nachbedingungen:</text:span></text:p>
          <text:list>
            <text:list-item>
              <text:p text:style-name="P18">Die verfügbare Ticketanzahl im System ist reduziert.</text:p>
            </text:list-item>
            <text:list-item>
              <text:p text:style-name="P18">Der Besucher hat eine Kaufbestätigung und die digitalen Tickets per E-Mail erhalten.</text:p>
            </text:list-item>
            <text:list-item>
              <text:p text:style-name="P18">Die Zahlung ist abgeschlossen und dem Veranstalter zugeordnet.</text:p>
            </text:list-item>
            <text:list-item>
              <text:p text:style-name="P18">Die Teilnehmerliste der Veranstaltung ist aktualisiert.</text:p>
            </text:list-item>
          </text:list>
        </text:list-item>
        <text:list-item>
          <text:p text:style-name="P18"><text:span text:style-name="Strong_20_Emphasis">Hauptablauf:</text:span></text:p>
          <text:list>
            <text:list-item>
              <text:p text:style-name="P18">Der Besucher wählt Ticketkategorie und Anzahl aus.</text:p>
            </text:list-item>
            <text:list-item>
              <text:p text:style-name="P18">Der Besucher legt die Auswahl in den Warenkorb.</text:p>
            </text:list-item>
            <text:list-item>
              <text:p text:style-name="P18">Der Besucher geht zur Kasse (Checkout).</text:p>
            </text:list-item>
            <text:list-item>
              <text:p text:style-name="P18">Der Besucher gibt seine Kontaktdaten (Name, E-Mail) ein.</text:p>
            </text:list-item>
            <text:list-item>
              <text:p text:style-name="P18">Der Besucher wählt eine Zahlungsmethode.</text:p>
            </text:list-item>
            <text:list-item>
              <text:p text:style-name="P18">Der Besucher prüft die Bestelldaten und akzeptiert die AGB.</text:p>
            </text:list-item>
            <text:list-item>
              <text:p text:style-name="P18">Der Besucher schließt den Kauf ab.</text:p>
            </text:list-item>
            <text:list-item>
              <text:p text:style-name="P18">Die Zahlung wird über den Zahlungsanbieter abgewickelt.</text:p>
            </text:list-item>
            <text:list-item>
              <text:p text:style-name="P18">Nach Erfolg wird eine Bestätigungsseite angezeigt und die Tickets werden per E-Mail versendet.</text:p>
            </text:list-item>
          </text:list>
        </text:list-item>
        <text:list-item>
          <text:p text:style-name="P18"><text:span text:style-name="Strong_20_Emphasis">Alternativabläufe:</text:span></text:p>
          <text:list>
            <text:list-item>
              <text:p text:style-name="P18"><text:span text:style-name="Strong_20_Emphasis">A1: Warenkorb-Timer läuft ab.</text:span></text:p>
              <text:list>
                <text:list-item>
                  <text:p text:style-name="P18">Die Tickets sind nur für eine begrenzte Zeit reserviert. Danach werden sie aus dem Warenkorb entfernt und wieder freigegeben.</text:p>
                </text:list-item>
              </text:list>
            </text:list-item>
            <text:list-item>
              <text:p text:style-name="P18"><text:span text:style-name="Strong_20_Emphasis">A2: Besucher mit Kundenkonto.</text:span></text:p>
              <text:list>
                <text:list-item>
                  <text:p text:style-name="P18">Loggt sich der Besucher ein, werden seine Daten im Checkout automatisch ausgefüllt.</text:p>
                </text:list-item>
              </text:list>
            </text:list-item>
          </text:list>
        </text:list-item>
      </text:list>
      <text:p text:style-name="P15"><text:span text:style-name="Strong_20_Emphasis"/></text:p>
      <text:list text:continue-numbering="true" text:style-name="L4">
        <text:list-item>
          <text:p text:style-name="P19"><text:span text:style-name="Strong_20_Emphasis">Ausnahmen:</text:span></text:p>
          <text:list>
            <text:list-item>
              <text:p text:style-name="P18"><text:span text:style-name="Strong_20_Emphasis">E1: Tickets zwischenzeitlich ausverkauft.</text:span></text:p>
              <text:list>
                <text:list-item>
                  <text:p text:style-name="P18">Sind die Tickets nicht mehr verfügbar, wenn der Kauf abgeschlossen wird, erscheint eine Fehlermeldung. Der Kauf wird abgebrochen.</text:p>
                </text:list-item>
              </text:list>
            </text:list-item>
            <text:list-item>
              <text:p text:style-name="P18"><text:span text:style-name="Strong_20_Emphasis">E2: Zahlung schlägt fehl.</text:span></text:p>
              <text:list>
                <text:list-item>
                  <text:p text:style-name="P18">Das System meldet einen Fehler und gibt dem Besucher die Möglichkeit, eine andere Zahlungsmethode zu wählen.</text:p>
                </text:list-item>
              </text:list>
            </text:list-item>
            <text:list-item>
              <text:p text:style-name="P18"><text:span text:style-name="Strong_20_Emphasis">E3: E-Mail unzustellbar.</text:span></text:p>
              <text:list>
                <text:list-item>
                  <text:p text:style-name="P18">Können die Tickets nicht zugestellt werden, muss der Besucher sie über sein Kundenkonto abrufen oder den Support kontaktieren.</text:p>
                </text:list-item>
              </text:list>
            </text:list-item>
          </text:list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31T09:41:28.979000000</meta:creation-date>
    <dc:date>2025-07-31T15:29:15.145000000</dc:date>
    <meta:editing-duration>PT4M40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4" meta:paragraph-count="90" meta:word-count="731" meta:character-count="4729" meta:non-whitespace-character-count="4173"/>
  </office:meta>
</office:document-meta>
</file>